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over accent="true">
              <mi>r</mi>
              <mo stretchy="false">⃗</mo>
            </mover>
            <mover accent="true">
              <mi>F</mi>
              <mo stretchy="false">⃗</mo>
            </mover>
            <mover accent="true">
              <mi>ω</mi>
              <mo stretchy="false">⃗</mo>
            </mover>
            <mover accent="true">
              <mi>α</mi>
              <mo stretchy="false">⃗</mo>
            </mover>
            <mover accent="true">
              <mi>a</mi>
              <mo stretchy="false">⃗</mo>
            </mover>
            <mover accent="true">
              <mi>v</mi>
              <mo stretchy="false">⃗</mo>
            </mover>
          </mrow>
        </mtd>
      </mtr>
      <mtr>
        <mtd>
          <mrow>
            <mrow>
              <mover accent="true">
                <mi>F</mi>
                <mo stretchy="false">⃗</mo>
              </mover>
              <mo stretchy="false">⋅</mo>
              <mi>sin</mi>
            </mrow>
            <mrow>
              <mo fence="true" stretchy="false">(</mo>
              <mrow>
                <mi>θ</mi>
              </mrow>
              <mo fence="true" stretchy="false">)</mo>
            </mrow>
          </mrow>
        </mtd>
      </mtr>
      <mtr>
        <mtd>
          <mi>τ</mi>
        </mtd>
      </mtr>
    </mtable>
    <annotation encoding="StarMath 5.0">vec r vec F vec %omega vec %alpha vec a vec v newline
vec F cdot sin( %theta ) newline
%tau</annotation>
  </semantics>
</math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19T20:34:01.321000000</meta:creation-date>
    <dc:date>2020-09-20T00:35:19.956000000</dc:date>
    <meta:editing-duration>PT13M31S</meta:editing-duration>
    <meta:editing-cycles>3</meta:editing-cycles>
    <meta:generator>LibreOffice/6.4.1.2$Windows_X86_64 LibreOffice_project/4d224e95b98b138af42a64d84056446d09082932</meta:generator>
  </office:meta>
</office:document-meta>
</file>